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1pt"/>
    </style:style>
    <style:style style:name="co3" style:family="table-column">
      <style:table-column-properties fo:break-before="auto" style:column-width="60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100"/>
    <style:style style:name="ce3" style:family="table-cell" style:parent-style-name="Default" style:data-style-name="N10122"/>
    <style:style style:name="ce6" style:family="table-cell" style:parent-style-name="Default" style:data-style-name="N10122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default-cell-style-name="ce3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tom/code/cf-deck-carrier/src/cf-deck-carrier/cf-deck-carrier.sch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wo 20 mei 2020 09:25:03 CEST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6-c6e7f7d~86~ubuntu18.04.1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_with_fp.py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table:style-name="Default" office:value-type="string" calcext:value-type="string">
            <text:p>Footprint</text:p>
          </table:table-cell>
          <table:table-cell table:style-name="Default" office:value-type="string" calcext:value-type="string">
            <text:p>Approx. total cost / 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CB,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office:value-type="currency" office:currency="EUR" office:value="4.57" calcext:value-type="currency">
            <text:p>€ 4.5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ubtotal</text:p>
          </table:table-cell>
          <table:table-cell table:number-columns-repeated="3"/>
          <table:table-cell table:style-name="Default"/>
          <table:table-cell table:style-name="ce6" table:formula="of:=SUM([.F7])" office:value-type="currency" office:currency="EUR" office:value="4.57" calcext:value-type="currency">
            <text:p>€ 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805</text:p>
          </table:table-cell>
          <table:table-cell office:value-type="currency" office:currency="EUR" office:value="0.2" calcext:value-type="currency">
            <text:p>€ 0.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805</text:p>
          </table:table-cell>
          <table:table-cell office:value-type="currency" office:currency="EUR" office:value="0.2" calcext:value-type="currency">
            <text:p>€ 0.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805</text:p>
          </table:table-cell>
          <table:table-cell office:value-type="currency" office:currency="EUR" office:value="0.2" calcext:value-type="currency">
            <text:p>€ 0.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4, C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805</text:p>
          </table:table-cell>
          <table:table-cell table:formula="of:=5*0.08" office:value-type="currency" office:currency="EUR" office:value="0.4" calcext:value-type="currency">
            <text:p>€ 0.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, R2, R3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805</text:p>
          </table:table-cell>
          <table:table-cell table:formula="of:=5*0.24" office:value-type="currency" office:currency="EUR" office:value="1.2" calcext:value-type="currency">
            <text:p>€ 1.2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ubtotal</text:p>
          </table:table-cell>
          <table:table-cell table:style-name="ce2" table:number-columns-repeated="4"/>
          <table:table-cell table:style-name="ce6" table:formula="of:=SUM([.F9:.F13])" office:value-type="currency" office:currency="EUR" office:value="2.2" calcext:value-type="currency">
            <text:p>€ 2.20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P2985-3.0</text:p>
          </table:table-cell>
          <table:table-cell office:value-type="string" calcext:value-type="string">
            <text:p>SOT-23-5</text:p>
          </table:table-cell>
          <table:table-cell table:formula="of:=5*0.74" office:value-type="currency" office:currency="EUR" office:value="3.7" calcext:value-type="currency">
            <text:p>€ 3.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CA9536D</text:p>
          </table:table-cell>
          <table:table-cell office:value-type="string" calcext:value-type="string">
            <text:p>SOIC-8</text:p>
          </table:table-cell>
          <table:table-cell table:formula="of:=5*1.43" office:value-type="currency" office:currency="EUR" office:value="7.15" calcext:value-type="currency">
            <text:p>€ 7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S2484</text:p>
          </table:table-cell>
          <table:table-cell office:value-type="string" calcext:value-type="string">
            <text:p>SOIC-8</text:p>
          </table:table-cell>
          <table:table-cell table:formula="of:=5*0.67" office:value-type="currency" office:currency="EUR" office:value="3.35" calcext:value-type="currency">
            <text:p>€ 3.3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ubtotal</text:p>
          </table:table-cell>
          <table:table-cell table:number-columns-repeated="3"/>
          <table:table-cell table:style-name="Default"/>
          <table:table-cell table:style-name="ce6" table:formula="of:=SUM([.F15:.F17])" office:value-type="currency" office:currency="EUR" office:value="14.2" calcext:value-type="currency">
            <text:p>€ 14.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Molex PicoBlade 1x3 Horizontal Through-hole 53048-0310</text:p>
          </table:table-cell>
          <table:table-cell/>
          <table:table-cell table:formula="of:=5*0.31" office:value-type="currency" office:currency="EUR" office:value="1.55" calcext:value-type="currency">
            <text:p>€ 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Molex PicoBlade 1x4 Horizontal Through-hole 53048-0410</text:p>
          </table:table-cell>
          <table:table-cell/>
          <table:table-cell table:formula="of:=5*0.37" office:value-type="currency" office:currency="EUR" office:value="1.85" calcext:value-type="currency">
            <text:p>€ 1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Molex PicoBlade 1x3 Horizontal Through-hole 53048-0310</text:p>
          </table:table-cell>
          <table:table-cell/>
          <table:table-cell table:formula="of:=5*0.31" office:value-type="currency" office:currency="EUR" office:value="1.55" calcext:value-type="currency">
            <text:p>€ 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Molex PicoBlade 1x2 Horizontal Through-hole 53048-0210</text:p>
          </table:table-cell>
          <table:table-cell/>
          <table:table-cell table:formula="of:=5*0.25" office:value-type="currency" office:currency="EUR" office:value="1.25" calcext:value-type="currency">
            <text:p>€ 1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Molex PicoBlade 1x5 Horizontal Through-hole 53048-0510</text:p>
          </table:table-cell>
          <table:table-cell/>
          <table:table-cell table:formula="of:=5*0.38" office:value-type="currency" office:currency="EUR" office:value="1.9" calcext:value-type="currency">
            <text:p>€ 1.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RT_AUX</text:p>
          </table:table-cell>
          <table:table-cell office:value-type="string" calcext:value-type="string">
            <text:p>Molex PicoBlade 1x4 Horizontal Through-hole 53048-0410</text:p>
          </table:table-cell>
          <table:table-cell/>
          <table:table-cell table:formula="of:=5*0.37" office:value-type="currency" office:currency="EUR" office:value="1.85" calcext:value-type="currency">
            <text:p>€ 1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F_EXP_LEFT</text:p>
          </table:table-cell>
          <table:table-cell office:value-type="string" calcext:value-type="string">
            <text:p>BF090-10-X-B2</text:p>
          </table:table-cell>
          <table:table-cell/>
          <table:table-cell table:formula="of:=5*1.32" office:value-type="currency" office:currency="EUR" office:value="6.6" calcext:value-type="currency">
            <text:p>€ 6.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F_EXP_RIGHT</text:p>
          </table:table-cell>
          <table:table-cell office:value-type="string" calcext:value-type="string">
            <text:p>BF090-10-X-B2</text:p>
          </table:table-cell>
          <table:table-cell/>
          <table:table-cell table:formula="of:=5*1.32" office:value-type="currency" office:currency="EUR" office:value="6.6" calcext:value-type="currency">
            <text:p>€ 6.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-220</text:p>
          </table:table-cell>
          <table:table-cell office:value-type="string" calcext:value-type="string">
            <text:p>CAS-220B1</text:p>
          </table:table-cell>
          <table:table-cell/>
          <table:table-cell table:formula="of:=5*1.84" office:value-type="currency" office:currency="EUR" office:value="9.2" calcext:value-type="currency">
            <text:p>€ 9.2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ubtotal</text:p>
          </table:table-cell>
          <table:table-cell table:number-columns-repeated="3"/>
          <table:table-cell table:style-name="Default"/>
          <table:table-cell table:style-name="ce6" table:formula="of:=SUM([.F19:.F27])" office:value-type="currency" office:currency="EUR" office:value="32.35" calcext:value-type="currency">
            <text:p>€ 32.3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otal / 5</text:p>
          </table:table-cell>
          <table:table-cell table:number-columns-repeated="3"/>
          <table:table-cell table:style-name="Default"/>
          <table:table-cell table:style-name="ce6" table:formula="of:=SUM([.F14];[.F18];[.F28])" office:value-type="currency" office:currency="EUR" office:value="48.75" calcext:value-type="currency">
            <text:p>€ 48.75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122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 style:data-style-name="N2" text:time-value="14:22:10.0437542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0T09:25:23.086199836</meta:creation-date>
    <dc:date>2020-05-20T14:41:18.240879148</dc:date>
    <meta:editing-duration>PT1H32M15S</meta:editing-duration>
    <meta:editing-cycles>18</meta:editing-cycles>
    <meta:generator>LibreOffice/6.0.7.3$Linux_X86_64 LibreOffice_project/00m0$Build-3</meta:generator>
    <meta:document-statistic meta:table-count="1" meta:cell-count="122" meta:object-count="0"/>
  </office:meta>
</office:document-meta>
</file>